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a570" svg:stroke-width="0cm" svg:stroke-color="#ff6666" draw:marker-end="a571" svg:stroke-opacity="100%" draw:fill="solid" draw:fill-color="#cfe7f5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dash" draw:stroke-dash="a577" svg:stroke-width="0cm" svg:stroke-color="#ff6666" draw:marker-end="a578" svg:stroke-opacity="100%" draw:fill="solid" draw:fill-color="#cfe7f5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dash" draw:stroke-dash="a584" svg:stroke-width="0cm" svg:stroke-color="#ff6666" draw:marker-end="a585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dash" draw:stroke-dash="a589" svg:stroke-width="0cm" svg:stroke-color="#0000ff" draw:marker-end="a590" svg:stroke-opacity="100%" draw:fill="solid" draw:fill-color="#cfe7f5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dash" draw:stroke-dash="a596" svg:stroke-width="0cm" svg:stroke-color="#ff6666" draw:marker-end="a597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dash" draw:stroke-dash="a605" svg:stroke-width="0cm" svg:stroke-color="#ff6666" draw:marker-end="a606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dash" draw:stroke-dash="a612" svg:stroke-width="0cm" svg:stroke-color="#ff6666" draw:marker-end="a613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.7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dash" draw:stroke-dash="a620" svg:stroke-width="0cm" svg:stroke-color="#00ff66" draw:marker-end="a621" svg:stroke-opacity="100%" draw:fill="none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dash" draw:stroke-dash="a623" svg:stroke-width="0cm" svg:stroke-color="#ff3333" draw:marker-end="a624" svg:stroke-opacity="100%" draw:fill="none"/>
    </style:style>
    <style:style style:name="gr11" style:family="graphic" style:parent-style-name="standard">
      <style:graphic-properties draw:stroke="dash" draw:stroke-dash="a626" svg:stroke-width="0cm" svg:stroke-color="#00ff66" draw:marker-end="a627" svg:stroke-opacity="100%" draw:fill="none"/>
    </style:style>
    <style:style style:name="gr12" style:family="graphic" style:parent-style-name="standard">
      <style:graphic-properties draw:stroke="dash" draw:stroke-dash="a629" svg:stroke-width="0cm" svg:stroke-color="#ff3333" draw:marker-end="a630" svg:stroke-opacity="100%" draw:fill="none"/>
    </style:style>
    <style:style style:name="gr13" style:family="graphic" style:parent-style-name="standard">
      <style:graphic-properties draw:stroke="dash" draw:stroke-dash="a632" svg:stroke-width="0cm" svg:stroke-color="#66ff66" draw:marker-end="a633" svg:stroke-opacity="100%" draw:fill="none"/>
    </style:style>
    <style:style style:name="gr14" style:family="graphic" style:parent-style-name="standard">
      <style:graphic-properties draw:stroke="dash" draw:stroke-dash="a635" svg:stroke-width="0cm" svg:stroke-color="#66ff66" draw:marker-end="a636" svg:stroke-opacity="100%" draw:fill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137cm" fo:min-width="5.85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3.886cm" fo:min-width="25.408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8" style:family="graphic" style:parent-style-name="standard">
      <style:graphic-properties draw:stroke="dash" draw:stroke-dash="a673" svg:stroke-width="0cm" svg:stroke-color="#0000ff" draw:marker-end="a674" svg:stroke-opacity="100%" draw:fill="solid" draw:fill-color="#cfe7f5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a678" svg:stroke-width="0cm" svg:stroke-color="#ff6666" draw:marker-end="a679" svg:stroke-opacity="100%" draw:fill="solid" draw:fill-color="#cfe7f5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2.876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a692" svg:stroke-width="0cm" svg:stroke-color="#ff6666" draw:marker-end="a693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a704" svg:stroke-width="0cm" svg:stroke-color="#ff6666" draw:marker-end="a705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a711" svg:stroke-width="0cm" svg:stroke-color="#ff6666" draw:marker-end="a712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dash" draw:stroke-dash="a718" svg:stroke-width="0cm" svg:stroke-color="#ff6666" draw:marker-end="a719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a725" svg:stroke-width="0cm" svg:stroke-color="#ff6666" draw:marker-end="a726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dash" draw:stroke-dash="a730" svg:stroke-width="0cm" svg:stroke-color="#000000" draw:marker-end="a731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a735" svg:stroke-width="0cm" svg:stroke-color="#000000" draw:marker-end="a736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dash" draw:stroke-dash="a742" svg:stroke-width="0cm" svg:stroke-color="#ff6666" draw:marker-end="a743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dash" draw:stroke-dash="a748" svg:stroke-width="0cm" svg:stroke-color="#ff6666" draw:marker-end="a749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dash" draw:stroke-dash="a759" svg:stroke-width="0cm" svg:stroke-color="#ff6666" draw:marker-end="a760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a764" svg:stroke-width="0cm" svg:stroke-color="#ff6666" draw:marker-end="a765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dash" draw:stroke-dash="a770" svg:stroke-width="0cm" svg:stroke-color="#ff6666" draw:marker-end="a771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35cm" svg:stroke-color="#172c51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dash" draw:stroke-dash="a797" svg:stroke-width="0cm" svg:stroke-color="#0000ff" draw:marker-end="a798" svg:stroke-opacity="100%" draw:fill="solid" draw:fill-color="#cfe7f5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dash" draw:stroke-dash="a802" svg:stroke-width="0cm" svg:stroke-color="#ff6666" draw:marker-end="a803" svg:stroke-opacity="100%" draw:fill="solid" draw:fill-color="#cfe7f5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5.921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a817" svg:stroke-width="0cm" svg:stroke-color="#ff6666" draw:marker-end="a818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dash" draw:stroke-dash="a828" svg:stroke-width="0cm" svg:stroke-color="#ff6666" draw:marker-end="a829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a835" svg:stroke-width="0cm" svg:stroke-color="#ff6666" draw:marker-end="a836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dash" draw:stroke-dash="a842" svg:stroke-width="0cm" svg:stroke-color="#ff6666" draw:marker-end="a843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dash" draw:stroke-dash="a849" svg:stroke-width="0cm" svg:stroke-color="#ff6666" draw:marker-end="a850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dash" draw:stroke-dash="a854" svg:stroke-width="0cm" svg:stroke-color="#000000" draw:marker-end="a855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dash" draw:stroke-dash="a859" svg:stroke-width="0cm" svg:stroke-color="#000000" draw:marker-end="a860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a866" svg:stroke-width="0cm" svg:stroke-color="#ff6666" draw:marker-end="a867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dash" draw:stroke-dash="a871" svg:stroke-width="0cm" svg:stroke-color="#ff6666" draw:marker-end="a872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dash" draw:stroke-dash="a880" svg:stroke-width="0cm" svg:stroke-color="#ff6666" draw:marker-end="a881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dash" draw:stroke-dash="a885" svg:stroke-width="0cm" svg:stroke-color="#ff6666" draw:marker-end="a886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dash" draw:stroke-dash="a890" svg:stroke-width="0cm" svg:stroke-color="#ff6666" draw:marker-end="a891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5.101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dash" draw:stroke-dash="a922" svg:stroke-width="0cm" svg:stroke-color="#ff6666" draw:marker-end="a923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dash" draw:stroke-dash="a927" svg:stroke-width="0cm" svg:stroke-color="#0000ff" draw:marker-end="a928" svg:stroke-opacity="100%" draw:fill="solid" draw:fill-color="#cfe7f5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dash" draw:stroke-dash="a932" svg:stroke-width="0cm" svg:stroke-color="#0000ff" draw:marker-end="a933" svg:stroke-opacity="100%" draw:fill="solid" draw:fill-color="#cfe7f5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dash" draw:stroke-dash="a937" svg:stroke-width="0cm" svg:stroke-color="#ff6666" draw:marker-end="a938" svg:stroke-opacity="100%" draw:fill="solid" draw:fill-color="#cfe7f5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dash" draw:stroke-dash="a949" svg:stroke-width="0cm" svg:stroke-color="#ff6666" draw:marker-end="a950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dash" draw:stroke-dash="a957" svg:stroke-width="0cm" svg:stroke-color="#ff6666" draw:marker-end="a958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dash" draw:stroke-dash="a964" svg:stroke-width="0cm" svg:stroke-color="#ff6666" draw:marker-end="a965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dash" draw:stroke-dash="a971" svg:stroke-width="0cm" svg:stroke-color="#ff6666" draw:marker-end="a972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dash" draw:stroke-dash="a978" svg:stroke-width="0cm" svg:stroke-color="#ff6666" draw:marker-end="a979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a985" svg:stroke-width="0cm" svg:stroke-color="#ff6666" draw:marker-end="a986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a996" svg:stroke-width="0cm" svg:stroke-color="#ff6666" draw:marker-end="a997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dash" draw:stroke-dash="a1005" svg:stroke-width="0cm" svg:stroke-color="#ff6666" draw:marker-end="a1006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dash" draw:stroke-dash="a1013" svg:stroke-width="0cm" svg:stroke-color="#ff6666" draw:marker-end="a1014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dash" draw:stroke-dash="a1022" svg:stroke-width="0cm" svg:stroke-color="#ff6666" draw:marker-end="a1023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7.205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dash" draw:stroke-dash="a1051" svg:stroke-width="0cm" svg:stroke-color="#ff6666" draw:marker-end="a1052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dash" draw:stroke-dash="a1062" svg:stroke-width="0cm" svg:stroke-color="#ff6666" draw:marker-end="a1063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5.815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dash" draw:stroke-dash="a1078" svg:stroke-width="0cm" svg:stroke-color="#ff6666" draw:marker-end="a1079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dash" draw:stroke-dash="a1087" svg:stroke-width="0cm" svg:stroke-color="#ff6666" draw:marker-end="a1088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4.459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3.176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4.748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66cm" fo:min-width="8.136cm" fo:padding-top="0.125cm" fo:padding-bottom="0.125cm" fo:padding-left="0.25cm" fo:padding-right="0.25cm" fo:wrap-option="no-wrap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425cm" fo:min-width="3.056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425cm" fo:min-width="6.866cm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4.608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66cm" fo:min-width="8.926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425cm" fo:min-width="2.716cm" fo:padding-top="0.125cm" fo:padding-bottom="0.125cm" fo:padding-left="0.25cm" fo:padding-right="0.25cm" fo:wrap-option="no-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style:writing-mode="lr-tb" style:font-independent-line-spacing="fals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1" style:family="paragraph">
      <style:paragraph-properties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 fo:font-weight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 fo:font-weight="bold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6" style:family="paragraph">
      <style:paragraph-properties style:writing-mode="lr-tb" style:font-independent-line-spacing="true"/>
      <style:text-properties fo:font-size="20pt"/>
    </style:style>
    <style:style style:name="P17" style:family="paragraph">
      <style:paragraph-properties fo:text-align="center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custom-shape draw:name="Rectangle 1" draw:style-name="gr1" draw:text-style-name="P2" xml:id="id3" draw:id="id3" draw:layer="layout" svg:width="8.636cm" svg:height="3.556cm" svg:x="15.494cm" svg:y="11.43cm">
          <text:p text:style-name="P1"><text:span text:style-name="T1">Synapse</text:span></text:p>
          <text:p text:style-name="P1"><text:span text:style-name="T1">Firewall</text:span></text:p>
          <draw:enhanced-geometry svg:viewBox="0 0 21600 21600" draw:type="non-primitive" draw:enhanced-path="M 0 0 L 21600 0 21600 21600 0 21600 Z N"/>
        </draw:custom-shape>
        <draw:custom-shape draw:name="Rectangle 2" draw:style-name="gr2" draw:text-style-name="P2" xml:id="id2" draw:id="id2" draw:layer="layout" svg:width="8.382cm" svg:height="4.064cm" svg:x="15.24cm" svg:y="2.286cm">
          <text:p text:style-name="P1"><text:span text:style-name="T1">Storage</text:span></text:p>
          <text:p text:style-name="P1"><text:span text:style-name="T1">Firewall</text:span></text:p>
          <draw:enhanced-geometry svg:viewBox="0 0 21600 21600" draw:type="non-primitive" draw:enhanced-path="M 0 0 L 21600 0 21600 21600 0 21600 Z N"/>
        </draw:custom-shape>
        <draw:custom-shape draw:name="Rectangle 3" draw:style-name="gr3" draw:text-style-name="P2" xml:id="id1" draw:id="id1" draw:layer="layout" svg:width="4.572cm" svg:height="2.54cm" svg:x="1.27cm" svg:y="7.874cm">
          <text:p text:style-name="P3"><text:span text:style-name="T1">Personal</text:span></text:p>
          <text:p text:style-name="P3"><text:span text:style-name="T1">Laptop</text:span></text:p>
          <draw:enhanced-geometry svg:viewBox="0 0 21600 21600" draw:type="non-primitive" draw:enhanced-path="M 0 0 L 21600 0 21600 21600 0 21600 Z N"/>
        </draw:custom-shape>
        <draw:custom-shape draw:name="Rectangle 4" draw:style-name="gr4" draw:text-style-name="P2" draw:layer="layout" svg:width="6.096cm" svg:height="12.7cm" svg:x="8.128cm" svg:y="2.286cm">
          <text:p/>
          <draw:enhanced-geometry svg:viewBox="0 0 21600 21600" draw:type="non-primitive" draw:enhanced-path="M 0 0 L 21600 0 21600 21600 0 21600 Z N"/>
        </draw:custom-shape>
        <draw:custom-shape draw:name="Rectangle 5" draw:style-name="gr5" draw:text-style-name="P2" xml:id="id5" draw:id="id5" draw:layer="layout" svg:width="4.572cm" svg:height="2.54cm" svg:x="18.288cm" svg:y="3.048cm">
          <text:p text:style-name="P3"><text:span text:style-name="T1">Storage Acct</text:span></text:p>
          <text:p text:style-name="P3"><text:span text:style-name="T1">ADLS</text:span></text:p>
          <draw:enhanced-geometry svg:viewBox="0 0 21600 21600" draw:type="non-primitive" draw:enhanced-path="M 0 0 L 21600 0 21600 21600 0 21600 Z N"/>
        </draw:custom-shape>
        <draw:custom-shape draw:name="Rectangle 6" draw:style-name="gr6" draw:text-style-name="P2" draw:layer="layout" svg:width="4.572cm" svg:height="2.54cm" svg:x="18.542cm" svg:y="11.938cm">
          <text:p text:style-name="P3"><text:span text:style-name="T1">Synapse</text:span></text:p>
          <text:p text:style-name="P3"><text:span text:style-name="T1">Server-less</text:span></text:p>
          <text:p text:style-name="P3"><text:span text:style-name="T1">End-Point</text:span></text:p>
          <draw:enhanced-geometry svg:viewBox="0 0 21600 21600" draw:type="non-primitive" draw:enhanced-path="M 0 0 L 21600 0 21600 21600 0 21600 Z N"/>
        </draw:custom-shape>
        <draw:custom-shape draw:name="Rectangle 7" draw:style-name="gr7" draw:text-style-name="P2" xml:id="id4" draw:id="id4" draw:layer="layout" svg:width="4.572cm" svg:height="2.54cm" svg:x="8.89cm" svg:y="7.874cm">
          <text:p text:style-name="P3"><text:span text:style-name="T1">Ubuntu</text:span></text:p>
          <text:p text:style-name="P3"><text:span text:style-name="T1">Edge Node</text:span></text:p>
          <draw:enhanced-geometry svg:viewBox="0 0 21600 21600" draw:type="non-primitive" draw:enhanced-path="M 0 0 L 21600 0 21600 21600 0 21600 Z N"/>
        </draw:custom-shape>
        <draw:frame draw:name="TextBox 8" draw:style-name="gr8" draw:text-style-name="P2" draw:layer="layout" svg:width="2.2cm" svg:height="0.963cm" svg:x="9.992cm" svg:y="2.593cm">
          <draw:text-box>
            <text:p text:style-name="P1"><text:span text:style-name="T1">VNET</text:span></text:p>
          </draw:text-box>
        </draw:frame>
        <draw:custom-shape draw:name="Straight Connector 9" draw:style-name="gr9" draw:text-style-name="P2" draw:layer="layout" svg:width="3.048cm" svg:height="0.001cm" svg:x="5.842cm" svg:y="9.144cm">
          <text:p text:style-name="P3"><text:span text:style-name="T1">SSH</text:span></text:p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or: Elbow 10" draw:style-name="gr10" draw:layer="layout" svg:x1="3.556cm" svg:y1="7.874cm" svg:x2="15.24cm" svg:y2="4.318cm" draw:start-shape="id1" draw:start-glue-point="0" draw:end-shape="id2" draw:end-glue-point="3" svg:d="M3556 7874v-3556h11684">
          <text:p/>
        </draw:connector>
        <draw:connector draw:name="Connector: Elbow 11" draw:style-name="gr11" draw:layer="layout" svg:x1="3.556cm" svg:y1="10.414cm" svg:x2="15.494cm" svg:y2="13.208cm" draw:start-shape="id1" draw:start-glue-point="2" draw:end-shape="id3" draw:end-glue-point="3" svg:d="M3556 10414v2794h11938">
          <text:p/>
        </draw:connector>
        <draw:connector draw:name="Connector: Elbow 12" draw:style-name="gr12" draw:layer="layout" svg:x1="13.462cm" svg:y1="9.144cm" svg:x2="19.431cm" svg:y2="6.35cm" draw:start-shape="id4" draw:start-glue-point="1" draw:end-shape="id2" draw:end-glue-point="2" svg:d="M13462 9144h5969v-2794">
          <text:p/>
        </draw:connector>
        <draw:connector draw:name="Connector: Elbow 13" draw:style-name="gr13" draw:layer="layout" svg:x1="11.176cm" svg:y1="10.414cm" svg:x2="15.494cm" svg:y2="13.208cm" draw:start-shape="id4" draw:start-glue-point="2" draw:end-shape="id3" draw:end-glue-point="3" svg:d="M11176 10414v2794h4318">
          <text:p/>
        </draw:connector>
        <draw:connector draw:name="Connector: Elbow 14" draw:style-name="gr14" draw:layer="layout" svg:x1="20.574cm" svg:y1="5.588cm" svg:x2="19.812cm" svg:y2="11.43cm" draw:start-shape="id5" draw:start-glue-point="2" draw:end-shape="id3" draw:end-glue-point="0" svg:d="M20574 5588v2922h-762v2920">
          <text:p/>
        </draw:connector>
        <draw:frame draw:name="TextBox 15" draw:style-name="gr15" draw:text-style-name="P2" draw:layer="layout" svg:width="8.036cm" svg:height="2.387cm" svg:x="21.082cm" svg:y="6.757cm">
          <draw:text-box>
            <text:list text:style-name="L2">
              <text:list-item>
                <text:p text:style-name="P1"><text:span text:style-name="T1">VNET Integration Enabled</text:span></text:p>
              </text:list-item>
              <text:list-item>
                <text:p text:style-name="P1"><text:span text:style-name="T1">Private Endpoint</text:span></text:p>
              </text:list-item>
            </text:list>
          </draw:text-box>
        </draw:frame>
        <draw:frame draw:name="TextBox 16" draw:style-name="gr16" draw:text-style-name="P2" draw:layer="layout" svg:width="25.908cm" svg:height="4.136cm" svg:x="1.016cm" svg:y="15.748cm">
          <draw:text-box>
            <text:list text:style-name="L2">
              <text:list-item>
                <text:p text:style-name="P1"><text:span text:style-name="T2">The storage firewall is configured to allow connections to ADLS only from Synapse. All public access is disabled.</text:span></text:p>
              </text:list-item>
              <text:list-item>
                <text:p text:style-name="P1"><text:span text:style-name="T2">Synapse is setup to work with VNET integration and is explicitly allowed to connect to the ADLS storage.</text:span></text:p>
              </text:list-item>
              <text:list-item>
                <text:p text:style-name="P1"><text:span text:style-name="T2">AD groups are created ALL_ACCESS, PII_ACCESS, PCI_ACCESS (if we need to hide PII data).</text:span></text:p>
              </text:list-item>
              <text:list-item>
                <text:p text:style-name="P1"><text:span text:style-name="T2">Data is landed in ADLS and is processed to generate hashed columns of PII/PCI data.</text:span></text:p>
              </text:list-item>
              <text:list-item>
                <text:p text:style-name="P1"><text:span text:style-name="T2">ADHOC entitlements are removed to prevent users from using OPENROWSET functionality and go to ADLS.</text:span></text:p>
              </text:list-item>
              <text:list-item>
                <text:p text:style-name="P1"><text:span text:style-name="T2">External tables are created with just the required columns and entitlements given to the roles as per access needs.</text:span></text:p>
              </text:list-item>
            </text:list>
          </draw:text-box>
        </draw:frame>
        <presentation:notes draw:style-name="dp2">
          <draw:frame draw:name="Slide Number Placeholder 6" draw:style-name="gr17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1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custom-shape draw:name="Rectangle 1" draw:style-name="gr18" draw:text-style-name="P2" draw:layer="layout" svg:width="25.622cm" svg:height="15.716cm" svg:x="1.448cm" svg:y="1.886cm">
          <text:p/>
          <draw:enhanced-geometry svg:viewBox="0 0 21600 21600" draw:type="non-primitive" draw:enhanced-path="M 0 0 L 21600 0 21600 21600 0 21600 Z N"/>
        </draw:custom-shape>
        <draw:custom-shape draw:name="Freeform: Shape 2" draw:style-name="gr19" draw:text-style-name="P2" draw:layer="layout" svg:width="6.35cm" svg:height="8.636cm" svg:x="11.684cm" svg:y="6.09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3" draw:style-name="gr20" draw:text-style-name="P2" draw:layer="layout" svg:width="13.376cm" svg:height="0.963cm" svg:x="2.626cm" svg:y="2.794cm">
          <draw:text-box>
            <text:p text:style-name="P1"><text:span text:style-name="T1">Personal Laptop</text:span></text:p>
          </draw:text-box>
        </draw:frame>
        <draw:custom-shape draw:name="Rectangle 4" draw:style-name="gr21" draw:text-style-name="P2" draw:layer="layout" svg:width="4.572cm" svg:height="2.54cm" svg:x="12.446cm" svg:y="7.62cm">
          <text:p text:style-name="P3"><text:span text:style-name="T1">Docker</text:span></text:p>
          <text:p text:style-name="P3"><text:span text:style-name="T1">(Zookeeper)</text:span></text:p>
          <text:p text:style-name="P3"><text:span text:style-name="T1">Port 2181</text:span></text:p>
          <draw:enhanced-geometry svg:viewBox="0 0 21600 21600" draw:type="non-primitive" draw:enhanced-path="M 0 0 L 21600 0 21600 21600 0 21600 Z N"/>
        </draw:custom-shape>
        <draw:custom-shape draw:name="Rectangle 5" draw:style-name="gr22" draw:text-style-name="P2" draw:layer="layout" svg:width="4.572cm" svg:height="2.54cm" svg:x="12.446cm" svg:y="11.176cm">
          <text:p text:style-name="P3"><text:span text:style-name="T1">Docker</text:span></text:p>
          <text:p text:style-name="P3"><text:span text:style-name="T1">(Bootstrap)</text:span></text:p>
          <text:p text:style-name="P3"><text:span text:style-name="T1">Port 9092</text:span></text:p>
          <draw:enhanced-geometry svg:viewBox="0 0 21600 21600" draw:type="non-primitive" draw:enhanced-path="M 0 0 L 21600 0 21600 21600 0 21600 Z N"/>
        </draw:custom-shape>
        <draw:custom-shape draw:name="Rectangle 6" draw:style-name="gr23" draw:text-style-name="P2" draw:layer="layout" svg:width="4.572cm" svg:height="2.54cm" svg:x="3.556cm" svg:y="5.08cm">
          <text:p text:style-name="P3"><text:span text:style-name="T1">Temperature</text:span></text:p>
          <text:p text:style-name="P3"><text:span text:style-name="T1">Downloader</text:span></text:p>
          <draw:enhanced-geometry svg:viewBox="0 0 21600 21600" draw:type="non-primitive" draw:enhanced-path="M 0 0 L 21600 0 21600 21600 0 21600 Z N"/>
        </draw:custom-shape>
        <draw:custom-shape draw:name="Rectangle 7" draw:style-name="gr24" draw:text-style-name="P2" draw:layer="layout" svg:width="4.572cm" svg:height="2.54cm" svg:x="3.556cm" svg:y="8.89cm">
          <text:p text:style-name="P3"><text:span text:style-name="T1">Temperature</text:span></text:p>
          <text:p text:style-name="P3"><text:span text:style-name="T1">Reformatter</text:span></text:p>
          <draw:enhanced-geometry svg:viewBox="0 0 21600 21600" draw:type="non-primitive" draw:enhanced-path="M 0 0 L 21600 0 21600 21600 0 21600 Z N"/>
        </draw:custom-shape>
        <draw:custom-shape draw:name="Rectangle 8" draw:style-name="gr25" draw:text-style-name="P2" draw:layer="layout" svg:width="4.572cm" svg:height="2.54cm" svg:x="3.556cm" svg:y="12.7cm">
          <text:p text:style-name="P3"><text:span text:style-name="T1">Temperature</text:span></text:p>
          <text:p text:style-name="P3"><text:span text:style-name="T1">Streamer</text:span></text:p>
          <draw:enhanced-geometry svg:viewBox="0 0 21600 21600" draw:type="non-primitive" draw:enhanced-path="M 0 0 L 21600 0 21600 21600 0 21600 Z N"/>
        </draw:custom-shape>
        <draw:custom-shape draw:name="Straight Connector 9" draw:style-name="gr26" draw:text-style-name="P2" draw:layer="layout" svg:width="0.001cm" svg:height="1.27cm" svg:x="5.842cm" svg:y="7.6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0" draw:style-name="gr27" draw:text-style-name="P2" draw:layer="layout" svg:width="0.001cm" svg:height="1.27cm" svg:x="5.842cm" svg:y="11.4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12" draw:style-name="gr28" draw:text-style-name="P2" draw:layer="layout" svg:width="4.572cm" svg:height="2.54cm" svg:x="18.962cm" svg:y="6.906cm">
          <text:p text:style-name="P3"><text:span text:style-name="T1">Spark Stream</text:span></text:p>
          <text:p text:style-name="P3"><text:span text:style-name="T1">Analytics</text:span></text:p>
          <draw:enhanced-geometry svg:viewBox="0 0 21600 21600" draw:type="non-primitive" draw:enhanced-path="M 0 0 L 21600 0 21600 21600 0 21600 Z N"/>
        </draw:custom-shape>
        <draw:custom-shape draw:name="Freeform: Shape 14" draw:style-name="gr29" draw:text-style-name="P2" draw:layer="layout" svg:width="4.887cm" svg:height="2.032cm" svg:x="16.361cm" svg:y="15.287cm">
          <text:p text:style-name="P3"><text:span text:style-name="T1">Delta Format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18" draw:style-name="gr30" draw:text-style-name="P2" draw:layer="layout" svg:width="4.572cm" svg:height="2.54cm" svg:x="19.006cm" svg:y="11.017cm">
          <text:p text:style-name="P3"><text:span text:style-name="T1">Stream </text:span></text:p>
          <text:p text:style-name="P3"><text:span text:style-name="T1">Download</text:span></text:p>
          <draw:enhanced-geometry svg:viewBox="0 0 21600 21600" draw:type="non-primitive" draw:enhanced-path="M 0 0 L 21600 0 21600 21600 0 21600 Z N"/>
        </draw:custom-shape>
        <draw:custom-shape draw:name="Freeform: Shape 20" draw:style-name="gr31" draw:text-style-name="P2" draw:layer="layout" svg:width="4.318cm" svg:height="2.032cm" svg:x="19.133cm" svg:y="3.354cm">
          <text:p text:style-name="P3"><text:span text:style-name="T1">Aggregate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21" draw:style-name="gr32" draw:text-style-name="P2" draw:layer="layout" svg:width="4.868cm" svg:height="2.032cm" svg:x="21.59cm" svg:y="15.298cm">
          <text:p text:style-name="P3"><text:span text:style-name="T1">Parquet Format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Arrow: Down 22" draw:style-name="gr33" draw:text-style-name="P5" draw:layer="layout" svg:width="0.928cm" svg:height="1.683cm" svg:x="20.955cm" svg:y="13.733cm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3" draw:style-name="gr33" draw:text-style-name="P5" draw:layer="layout" svg:width="0.928cm" svg:height="1.683cm" draw:transform="rotate (1.5707963267946) translate (17.78cm 12.91cm)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4" draw:style-name="gr33" draw:text-style-name="P5" draw:layer="layout" svg:width="0.928cm" svg:height="1.683cm" draw:transform="rotate (1.5707963267946) translate (17.635cm 9.017cm)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5" draw:style-name="gr33" draw:text-style-name="P5" draw:layer="layout" svg:width="-0.928cm" svg:height="-1.683cm" svg:x="21.756cm" svg:y="6.861cm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6" draw:style-name="gr33" draw:text-style-name="P5" draw:layer="layout" svg:width="0.963cm" svg:height="3.505cm" draw:transform="rotate (1.5707963267946) translate (8.179cm 14.215cm)">
          <text:p/>
          <draw:enhanced-geometry svg:viewBox="0 0 21600 21600" draw:text-areas="?f0 0 ?f2 ?f5" draw:glue-points="0 ?f1 21600 ?f1" draw:type="non-primitive" draw:modifiers="18632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frame draw:name="Slide Number Placeholder 6" draw:style-name="gr17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2" presentation:class="page"/>
          <draw:frame draw:name="Notes Placeholder 2"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3" draw:master-page-name="Master1-Layout7-blank-Blank" presentation:presentation-page-layout-name="AL1T13">
        <draw:custom-shape draw:name="Rectangle 1" draw:style-name="gr34" draw:text-style-name="P2" draw:layer="layout" svg:width="25.622cm" svg:height="15.716cm" svg:x="1.448cm" svg:y="1.886cm">
          <text:p/>
          <draw:enhanced-geometry svg:viewBox="0 0 21600 21600" draw:type="non-primitive" draw:enhanced-path="M 0 0 L 21600 0 21600 21600 0 21600 Z N"/>
        </draw:custom-shape>
        <draw:custom-shape draw:name="Freeform: Shape 2" draw:style-name="gr35" draw:text-style-name="P2" draw:layer="layout" svg:width="6.35cm" svg:height="8.636cm" svg:x="11.684cm" svg:y="6.09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3" draw:style-name="gr36" draw:text-style-name="P2" draw:layer="layout" svg:width="6.421cm" svg:height="0.99cm" svg:x="2.626cm" svg:y="2.794cm">
          <draw:text-box>
            <text:p text:style-name="P1"><text:span text:style-name="T1">Ubuntu VM on Azure</text:span></text:p>
          </draw:text-box>
        </draw:frame>
        <draw:custom-shape draw:name="Rectangle 4" draw:style-name="gr37" draw:text-style-name="P2" draw:layer="layout" svg:width="4.572cm" svg:height="2.54cm" svg:x="12.446cm" svg:y="7.62cm">
          <text:p text:style-name="P3"><text:span text:style-name="T1"/></text:p>
          <text:p text:style-name="P3"><text:span text:style-name="T1">(Zookeeper)</text:span></text:p>
          <text:p text:style-name="P3"><text:span text:style-name="T1">Port 2181</text:span></text:p>
          <draw:enhanced-geometry svg:viewBox="0 0 21600 21600" draw:type="non-primitive" draw:enhanced-path="M 0 0 L 21600 0 21600 21600 0 21600 Z N"/>
        </draw:custom-shape>
        <draw:custom-shape draw:name="Rectangle 5" draw:style-name="gr38" draw:text-style-name="P2" draw:layer="layout" svg:width="4.572cm" svg:height="2.54cm" svg:x="12.446cm" svg:y="11.176cm">
          <text:p text:style-name="P3"><text:span text:style-name="T1">(Bootstrap)</text:span></text:p>
          <text:p text:style-name="P3"><text:span text:style-name="T1">Port 9092</text:span></text:p>
          <draw:enhanced-geometry svg:viewBox="0 0 21600 21600" draw:type="non-primitive" draw:enhanced-path="M 0 0 L 21600 0 21600 21600 0 21600 Z N"/>
        </draw:custom-shape>
        <draw:custom-shape draw:name="Rectangle 6" draw:style-name="gr39" draw:text-style-name="P2" draw:layer="layout" svg:width="4.572cm" svg:height="2.54cm" svg:x="3.556cm" svg:y="5.08cm">
          <text:p text:style-name="P3"><text:span text:style-name="T1">Temperature</text:span></text:p>
          <text:p text:style-name="P3"><text:span text:style-name="T1">Downloader</text:span></text:p>
          <draw:enhanced-geometry svg:viewBox="0 0 21600 21600" draw:type="non-primitive" draw:enhanced-path="M 0 0 L 21600 0 21600 21600 0 21600 Z N"/>
        </draw:custom-shape>
        <draw:custom-shape draw:name="Rectangle 7" draw:style-name="gr40" draw:text-style-name="P2" draw:layer="layout" svg:width="4.572cm" svg:height="2.54cm" svg:x="3.556cm" svg:y="8.89cm">
          <text:p text:style-name="P3"><text:span text:style-name="T1">Temperature</text:span></text:p>
          <text:p text:style-name="P3"><text:span text:style-name="T1">Reformatter</text:span></text:p>
          <draw:enhanced-geometry svg:viewBox="0 0 21600 21600" draw:type="non-primitive" draw:enhanced-path="M 0 0 L 21600 0 21600 21600 0 21600 Z N"/>
        </draw:custom-shape>
        <draw:custom-shape draw:name="Rectangle 8" draw:style-name="gr41" draw:text-style-name="P2" draw:layer="layout" svg:width="4.572cm" svg:height="2.54cm" svg:x="3.556cm" svg:y="12.7cm">
          <text:p text:style-name="P3"><text:span text:style-name="T1">Temperature</text:span></text:p>
          <text:p text:style-name="P3"><text:span text:style-name="T1">Streamer</text:span></text:p>
          <draw:enhanced-geometry svg:viewBox="0 0 21600 21600" draw:type="non-primitive" draw:enhanced-path="M 0 0 L 21600 0 21600 21600 0 21600 Z N"/>
        </draw:custom-shape>
        <draw:custom-shape draw:name="Straight Connector 9" draw:style-name="gr42" draw:text-style-name="P2" draw:layer="layout" svg:width="0.001cm" svg:height="1.27cm" svg:x="5.842cm" svg:y="7.6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0" draw:style-name="gr43" draw:text-style-name="P2" draw:layer="layout" svg:width="0.001cm" svg:height="1.27cm" svg:x="5.842cm" svg:y="11.4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12" draw:style-name="gr44" draw:text-style-name="P2" draw:layer="layout" svg:width="4.572cm" svg:height="2.54cm" svg:x="18.962cm" svg:y="6.906cm">
          <text:p text:style-name="P3"><text:span text:style-name="T1">Spark Stream</text:span></text:p>
          <text:p text:style-name="P3"><text:span text:style-name="T1">Analytics</text:span></text:p>
          <draw:enhanced-geometry svg:viewBox="0 0 21600 21600" draw:type="non-primitive" draw:enhanced-path="M 0 0 L 21600 0 21600 21600 0 21600 Z N"/>
        </draw:custom-shape>
        <draw:custom-shape draw:name="Freeform: Shape 14" draw:style-name="gr45" draw:text-style-name="P2" draw:layer="layout" svg:width="4.887cm" svg:height="2.032cm" svg:x="16.361cm" svg:y="15.287cm">
          <text:p text:style-name="P3"><text:span text:style-name="T1">Delta Format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18" draw:style-name="gr46" draw:text-style-name="P2" draw:layer="layout" svg:width="4.572cm" svg:height="2.54cm" svg:x="19.006cm" svg:y="11.017cm">
          <text:p text:style-name="P3"><text:span text:style-name="T1">Stream </text:span></text:p>
          <text:p text:style-name="P3"><text:span text:style-name="T1">Download</text:span></text:p>
          <draw:enhanced-geometry svg:viewBox="0 0 21600 21600" draw:type="non-primitive" draw:enhanced-path="M 0 0 L 21600 0 21600 21600 0 21600 Z N"/>
        </draw:custom-shape>
        <draw:custom-shape draw:name="Freeform: Shape 20" draw:style-name="gr47" draw:text-style-name="P2" draw:layer="layout" svg:width="4.318cm" svg:height="2.032cm" svg:x="19.133cm" svg:y="3.354cm">
          <text:p text:style-name="P3"><text:span text:style-name="T1">Aggregate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21" draw:style-name="gr48" draw:text-style-name="P2" draw:layer="layout" svg:width="4.868cm" svg:height="2.032cm" svg:x="21.59cm" svg:y="15.298cm">
          <text:p text:style-name="P3"><text:span text:style-name="T1">Parquet Format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Arrow: Down 22" draw:style-name="gr33" draw:text-style-name="P5" draw:layer="layout" svg:width="0.928cm" svg:height="1.683cm" svg:x="20.955cm" svg:y="13.733cm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3" draw:style-name="gr33" draw:text-style-name="P5" draw:layer="layout" svg:width="0.928cm" svg:height="1.683cm" draw:transform="rotate (1.5707963267946) translate (17.78cm 12.91cm)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4" draw:style-name="gr33" draw:text-style-name="P5" draw:layer="layout" svg:width="0.928cm" svg:height="1.683cm" draw:transform="rotate (1.5707963267946) translate (17.635cm 9.017cm)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5" draw:style-name="gr33" draw:text-style-name="P5" draw:layer="layout" svg:width="-0.928cm" svg:height="-1.683cm" svg:x="21.756cm" svg:y="6.861cm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6" draw:style-name="gr33" draw:text-style-name="P5" draw:layer="layout" svg:width="0.963cm" svg:height="3.505cm" draw:transform="rotate (1.5707963267946) translate (8.179cm 14.215cm)">
          <text:p/>
          <draw:enhanced-geometry svg:viewBox="0 0 21600 21600" draw:text-areas="?f0 0 ?f2 ?f5" draw:glue-points="0 ?f1 21600 ?f1" draw:type="non-primitive" draw:modifiers="18632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Box 11" draw:style-name="gr49" draw:text-style-name="P2" draw:layer="layout" svg:width="5.601cm" svg:height="0.99cm" svg:x="11.714cm" svg:y="6.234cm">
          <draw:text-box>
            <text:p text:style-name="P1"><text:span text:style-name="T1">Kafka &amp; ZK Install</text:span></text:p>
          </draw:text-box>
        </draw:frame>
        <presentation:notes draw:style-name="dp2">
          <draw:frame draw:name="Slide Number Placeholder 6" draw:style-name="gr17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3" presentation:class="page"/>
          <draw:frame draw:name="Notes Placeholder 2"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3" draw:master-page-name="Master1-Layout7-blank-Blank" presentation:presentation-page-layout-name="AL1T13">
        <draw:custom-shape draw:name="Rectangle 27" draw:style-name="gr50" draw:text-style-name="P2" draw:layer="layout" svg:width="6.599cm" svg:height="8.588cm" svg:x="18.455cm" svg:y="3.265cm">
          <text:p/>
          <draw:enhanced-geometry svg:viewBox="0 0 21600 21600" draw:type="non-primitive" draw:enhanced-path="M 0 0 L 21600 0 21600 21600 0 21600 Z N"/>
        </draw:custom-shape>
        <draw:custom-shape draw:name="Rectangle 13" draw:style-name="gr51" draw:text-style-name="P2" draw:layer="layout" svg:width="25.8cm" svg:height="3.369cm" svg:x="1.959cm" svg:y="13.652cm">
          <text:p/>
          <draw:enhanced-geometry svg:viewBox="0 0 21600 21600" draw:type="non-primitive" draw:enhanced-path="M 0 0 L 21600 0 21600 21600 0 21600 Z N"/>
        </draw:custom-shape>
        <draw:custom-shape draw:name="Rectangle 1" draw:style-name="gr52" draw:text-style-name="P2" draw:layer="layout" svg:width="14.963cm" svg:height="10.525cm" svg:x="1.991cm" svg:y="2.045cm">
          <text:p/>
          <draw:enhanced-geometry svg:viewBox="0 0 21600 21600" draw:type="non-primitive" draw:enhanced-path="M 0 0 L 21600 0 21600 21600 0 21600 Z N"/>
        </draw:custom-shape>
        <draw:custom-shape draw:name="Freeform: Shape 2" draw:style-name="gr53" draw:text-style-name="P2" draw:layer="layout" svg:width="6.35cm" svg:height="8.636cm" svg:x="10.026cm" svg:y="3.379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3" draw:style-name="gr36" draw:text-style-name="P2" draw:layer="layout" svg:width="6.421cm" svg:height="0.99cm" svg:x="8.504cm" svg:y="2.191cm">
          <draw:text-box>
            <text:p text:style-name="P1"><text:span text:style-name="T1">Ubuntu VM on Azure</text:span></text:p>
          </draw:text-box>
        </draw:frame>
        <draw:custom-shape draw:name="Rectangle 4" draw:style-name="gr54" draw:text-style-name="P2" draw:layer="layout" svg:width="4.572cm" svg:height="2.54cm" svg:x="10.788cm" svg:y="4.903cm">
          <text:p text:style-name="P3"><text:span text:style-name="T1"/></text:p>
          <text:p text:style-name="P3"><text:span text:style-name="T1">(Zookeeper)</text:span></text:p>
          <text:p text:style-name="P3"><text:span text:style-name="T1">Port 2181</text:span></text:p>
          <draw:enhanced-geometry svg:viewBox="0 0 21600 21600" draw:type="non-primitive" draw:enhanced-path="M 0 0 L 21600 0 21600 21600 0 21600 Z N"/>
        </draw:custom-shape>
        <draw:custom-shape draw:name="Rectangle 5" draw:style-name="gr55" draw:text-style-name="P2" draw:layer="layout" svg:width="4.572cm" svg:height="2.54cm" svg:x="10.788cm" svg:y="8.459cm">
          <text:p text:style-name="P3"><text:span text:style-name="T1">(Bootstrap)</text:span></text:p>
          <text:p text:style-name="P3"><text:span text:style-name="T1">Port 9092</text:span></text:p>
          <draw:enhanced-geometry svg:viewBox="0 0 21600 21600" draw:type="non-primitive" draw:enhanced-path="M 0 0 L 21600 0 21600 21600 0 21600 Z N"/>
        </draw:custom-shape>
        <draw:custom-shape draw:name="Rectangle 6" draw:style-name="gr56" draw:text-style-name="P2" draw:layer="layout" svg:width="4.572cm" svg:height="2.54cm" svg:x="3.556cm" svg:y="2.363cm">
          <text:p text:style-name="P3"><text:span text:style-name="T1">Temperature</text:span></text:p>
          <text:p text:style-name="P3"><text:span text:style-name="T1">Downloader</text:span></text:p>
          <draw:enhanced-geometry svg:viewBox="0 0 21600 21600" draw:type="non-primitive" draw:enhanced-path="M 0 0 L 21600 0 21600 21600 0 21600 Z N"/>
        </draw:custom-shape>
        <draw:custom-shape draw:name="Rectangle 7" draw:style-name="gr57" draw:text-style-name="P2" draw:layer="layout" svg:width="4.572cm" svg:height="2.54cm" svg:x="3.499cm" svg:y="5.722cm">
          <text:p text:style-name="P3"><text:span text:style-name="T1">Temperature</text:span></text:p>
          <text:p text:style-name="P3"><text:span text:style-name="T1">Reformatter</text:span></text:p>
          <draw:enhanced-geometry svg:viewBox="0 0 21600 21600" draw:type="non-primitive" draw:enhanced-path="M 0 0 L 21600 0 21600 21600 0 21600 Z N"/>
        </draw:custom-shape>
        <draw:custom-shape draw:name="Rectangle 8" draw:style-name="gr58" draw:text-style-name="P2" draw:layer="layout" svg:width="4.572cm" svg:height="2.54cm" svg:x="3.52cm" svg:y="9.23cm">
          <text:p text:style-name="P3"><text:span text:style-name="T1">Temperature</text:span></text:p>
          <text:p text:style-name="P3"><text:span text:style-name="T1">Streamer</text:span></text:p>
          <draw:enhanced-geometry svg:viewBox="0 0 21600 21600" draw:type="non-primitive" draw:enhanced-path="M 0 0 L 21600 0 21600 21600 0 21600 Z N"/>
        </draw:custom-shape>
        <draw:custom-shape draw:name="Rectangle 12" draw:style-name="gr59" draw:text-style-name="P2" draw:layer="layout" svg:width="4.572cm" svg:height="2.54cm" svg:x="19.403cm" svg:y="4.214cm">
          <text:p text:style-name="P3"><text:span text:style-name="T1">Spark Stream</text:span></text:p>
          <text:p text:style-name="P3"><text:span text:style-name="T1">Analytics</text:span></text:p>
          <draw:enhanced-geometry svg:viewBox="0 0 21600 21600" draw:type="non-primitive" draw:enhanced-path="M 0 0 L 21600 0 21600 21600 0 21600 Z N"/>
        </draw:custom-shape>
        <draw:custom-shape draw:name="Freeform: Shape 14" draw:style-name="gr60" draw:text-style-name="P2" draw:layer="layout" svg:width="5.412cm" svg:height="2.032cm" svg:x="16.015cm" svg:y="14.142cm">
          <text:p text:style-name="P3"><text:span text:style-name="T1">Temperatures</text:span></text:p>
          <text:p text:style-name="P3"><text:span text:style-name="T1">Delta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18" draw:style-name="gr61" draw:text-style-name="P2" draw:layer="layout" svg:width="4.572cm" svg:height="2.54cm" svg:x="19.505cm" svg:y="8.288cm">
          <text:p text:style-name="P3"><text:span text:style-name="T1">Stream </text:span></text:p>
          <text:p text:style-name="P3"><text:span text:style-name="T1">Download</text:span></text:p>
          <draw:enhanced-geometry svg:viewBox="0 0 21600 21600" draw:type="non-primitive" draw:enhanced-path="M 0 0 L 21600 0 21600 21600 0 21600 Z N"/>
        </draw:custom-shape>
        <draw:custom-shape draw:name="Freeform: Shape 20" draw:style-name="gr62" draw:text-style-name="P2" draw:layer="layout" svg:width="5.99cm" svg:height="2.032cm" svg:x="18.455cm" svg:y="0.4cm">
          <text:p text:style-name="P3"><text:span text:style-name="T1">Stream </text:span></text:p>
          <text:p text:style-name="P3"><text:span text:style-name="T1">Aggregate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21" draw:style-name="gr63" draw:text-style-name="P2" draw:layer="layout" svg:width="5.297cm" svg:height="2.032cm" svg:x="21.945cm" svg:y="14.142cm">
          <text:p text:style-name="P3"><text:span text:style-name="T1">Temperatures</text:span></text:p>
          <text:p text:style-name="P3"><text:span text:style-name="T1">Parquet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Arrow: Down 22" draw:style-name="gr33" draw:text-style-name="P5" draw:layer="layout" svg:width="1.32cm" svg:height="1.96cm" svg:x="21.081cm" svg:y="11.853cm">
          <text:p/>
          <draw:enhanced-geometry svg:viewBox="0 0 21600 21600" draw:text-areas="?f0 0 ?f2 ?f5" draw:glue-points="0 ?f1 21600 ?f1" draw:type="non-primitive" draw:modifiers="14325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4" draw:style-name="gr33" draw:text-style-name="P5" draw:layer="layout" svg:width="1.217cm" svg:height="2.192cm" draw:transform="rotate (1.5707963267946) translate (16.327cm 6.754cm)">
          <text:p/>
          <draw:enhanced-geometry svg:viewBox="0 0 21600 21600" draw:text-areas="?f0 0 ?f2 ?f5" draw:glue-points="0 ?f1 21600 ?f1" draw:type="non-primitive" draw:modifiers="15606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5" draw:style-name="gr33" draw:text-style-name="P5" draw:layer="layout" svg:width="-0.928cm" svg:height="-1.683cm" svg:x="21.891cm" svg:y="4.157cm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6" draw:style-name="gr33" draw:text-style-name="P5" draw:layer="layout" svg:width="1.318cm" svg:height="1.844cm" draw:transform="rotate (1.5707963267946) translate (8.179cm 11.853cm)">
          <text:p/>
          <draw:enhanced-geometry svg:viewBox="0 0 21600 21600" draw:text-areas="?f0 0 ?f2 ?f5" draw:glue-points="0 ?f1 21600 ?f1" draw:type="non-primitive" draw:modifiers="13878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Box 11" draw:style-name="gr49" draw:text-style-name="P2" draw:layer="layout" svg:width="5.601cm" svg:height="0.99cm" svg:x="10.056cm" svg:y="3.517cm">
          <draw:text-box>
            <text:p text:style-name="P1"><text:span text:style-name="T1">Kafka &amp; ZK Install</text:span></text:p>
          </draw:text-box>
        </draw:frame>
        <draw:frame draw:name="TextBox 15" draw:style-name="gr64" draw:text-style-name="P2" draw:layer="layout" svg:width="7.705cm" svg:height="0.99cm" svg:x="20.267cm" svg:y="16.102cm">
          <draw:text-box>
            <text:p text:style-name="P1"><text:span text:style-name="T1">Azure Data Lake Storage</text:span></text:p>
          </draw:text-box>
        </draw:frame>
        <draw:custom-shape draw:name="Rectangle 16" draw:style-name="gr65" draw:text-style-name="P2" draw:layer="layout" svg:width="4.13cm" svg:height="1.807cm" svg:x="8.768cm" svg:y="17.831cm">
          <text:p text:style-name="P3"><text:span text:style-name="T1">Synapse </text:span></text:p>
          <text:p text:style-name="P3"><text:span text:style-name="T1">Serverless</text:span></text:p>
          <draw:enhanced-geometry svg:viewBox="0 0 21600 21600" draw:type="non-primitive" draw:enhanced-path="M 0 0 L 21600 0 21600 21600 0 21600 Z N"/>
        </draw:custom-shape>
        <draw:custom-shape draw:name="Arrow: Down 17" draw:style-name="gr33" draw:text-style-name="P5" draw:layer="layout" svg:width="0.942cm" svg:height="1.305cm" svg:x="13.311cm" svg:y="16.526cm">
          <text:p/>
          <draw:enhanced-geometry svg:viewBox="0 0 21600 21600" draw:text-areas="?f0 0 ?f2 ?f5" draw:glue-points="0 ?f1 21600 ?f1" draw:type="non-primitive" draw:modifiers="1380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ctangle 19" draw:style-name="gr66" draw:text-style-name="P2" draw:layer="layout" svg:width="4.13cm" svg:height="1.807cm" svg:x="14.925cm" svg:y="17.799cm">
          <text:p text:style-name="P3"><text:span text:style-name="T1">Synapse </text:span></text:p>
          <text:p text:style-name="P3"><text:span text:style-name="T1">Dedicated</text:span></text:p>
          <draw:enhanced-geometry svg:viewBox="0 0 21600 21600" draw:type="non-primitive" draw:enhanced-path="M 0 0 L 21600 0 21600 21600 0 21600 Z N"/>
        </draw:custom-shape>
        <draw:custom-shape draw:name="Arrow: Down 28" draw:style-name="gr33" draw:text-style-name="P5" draw:layer="layout" svg:width="1.217cm" svg:height="2.192cm" draw:transform="rotate (1.5707963267946) translate (16.41cm 10.591cm)">
          <text:p/>
          <draw:enhanced-geometry svg:viewBox="0 0 21600 21600" draw:text-areas="?f0 0 ?f2 ?f5" draw:glue-points="0 ?f1 21600 ?f1" draw:type="non-primitive" draw:modifiers="15606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Box 29" draw:style-name="gr67" draw:text-style-name="P2" draw:layer="layout" svg:width="6.315cm" svg:height="0.99cm" svg:x="18.455cm" svg:y="6.949cm">
          <draw:text-box>
            <text:p text:style-name="P1"><text:span text:style-name="T1">Synapse Spark Pool</text:span></text:p>
          </draw:text-box>
        </draw:frame>
        <draw:custom-shape draw:name="Freeform: Shape 30" draw:style-name="gr68" draw:text-style-name="P2" draw:layer="layout" svg:width="5.412cm" svg:height="2.032cm" svg:x="2.181cm" svg:y="14.142cm">
          <text:p text:style-name="P3"><text:span text:style-name="T1">Temperatures</text:span></text:p>
          <text:p text:style-name="P3"><text:span text:style-name="T1">Raw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31" draw:style-name="gr69" draw:text-style-name="P2" draw:layer="layout" svg:width="5.412cm" svg:height="2.032cm" svg:x="8.504cm" svg:y="14.142cm">
          <text:p text:style-name="P3"><text:span text:style-name="T1">Temperatures</text:span></text:p>
          <text:p text:style-name="P3"><text:span text:style-name="T1">(Silver)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Arrow: Down 32" draw:style-name="gr33" draw:text-style-name="P5" draw:layer="layout" svg:width="0.942cm" svg:height="1.305cm" svg:x="2.558cm" svg:y="12.545cm">
          <text:p/>
          <draw:enhanced-geometry svg:viewBox="0 0 21600 21600" draw:text-areas="?f0 0 ?f2 ?f5" draw:glue-points="0 ?f1 21600 ?f1" draw:type="non-primitive" draw:modifiers="1380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Box 33" draw:style-name="gr70" draw:text-style-name="P2" draw:layer="layout" svg:width="4.959cm" svg:height="0.99cm" svg:x="22.358cm" svg:y="12.076cm">
          <draw:text-box>
            <text:p text:style-name="P1"><text:span text:style-name="T1">Streaming Flow</text:span></text:p>
          </draw:text-box>
        </draw:frame>
        <draw:frame draw:name="TextBox 34" draw:style-name="gr71" draw:text-style-name="P2" draw:layer="layout" svg:width="3.676cm" svg:height="0.99cm" svg:x="9.473cm" svg:y="12.57cm">
          <draw:text-box>
            <text:p text:style-name="P1"><text:span text:style-name="T1">Batch Flow</text:span></text:p>
          </draw:text-box>
        </draw:frame>
        <draw:custom-shape draw:name="Arrow: Down 35" draw:style-name="gr33" draw:text-style-name="P5" draw:layer="layout" svg:width="0.942cm" svg:height="1.305cm" svg:x="5.16cm" svg:y="4.715cm">
          <text:p/>
          <draw:enhanced-geometry svg:viewBox="0 0 21600 21600" draw:text-areas="?f0 0 ?f2 ?f5" draw:glue-points="0 ?f1 21600 ?f1" draw:type="non-primitive" draw:modifiers="1380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36" draw:style-name="gr33" draw:text-style-name="P5" draw:layer="layout" svg:width="0.942cm" svg:height="1.305cm" svg:x="5.172cm" svg:y="8.155cm">
          <text:p/>
          <draw:enhanced-geometry svg:viewBox="0 0 21600 21600" draw:text-areas="?f0 0 ?f2 ?f5" draw:glue-points="0 ?f1 21600 ?f1" draw:type="non-primitive" draw:modifiers="1380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frame draw:name="Slide Number Placeholder 6" draw:style-name="gr17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4" presentation:class="page"/>
          <draw:frame draw:name="Notes Placeholder 2"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custom-shape draw:name="Freeform: Shape 2" draw:style-name="gr19" draw:text-style-name="P6" draw:layer="layout" svg:width="6.35cm" svg:height="8.636cm" svg:x="20.066cm" svg:y="6.3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ectangle 1" draw:style-name="gr18" draw:text-style-name="P6" draw:layer="layout" svg:width="11.938cm" svg:height="3.81cm" svg:x="15.24cm" svg:y="16.256cm">
          <text:p/>
          <draw:enhanced-geometry svg:viewBox="0 0 21600 21600" draw:type="non-primitive" draw:enhanced-path="M 0 0 L 21600 0 21600 21600 0 21600 Z N"/>
        </draw:custom-shape>
        <draw:custom-shape draw:name="Rectangle 1" draw:style-name="gr18" draw:text-style-name="P6" draw:layer="layout" svg:width="7.112cm" svg:height="11.43cm" svg:x="2.286cm" svg:y="4.318cm">
          <text:p/>
          <draw:enhanced-geometry svg:viewBox="0 0 21600 21600" draw:type="non-primitive" draw:enhanced-path="M 0 0 L 21600 0 21600 21600 0 21600 Z N"/>
        </draw:custom-shape>
        <draw:custom-shape draw:name="Freeform: Shape 2" draw:style-name="gr19" draw:text-style-name="P6" draw:layer="layout" svg:width="6.35cm" svg:height="8.636cm" svg:x="11.684cm" svg:y="6.09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3" draw:style-name="gr72" draw:text-style-name="P8" draw:layer="layout" svg:width="5.248cm" svg:height="0.963cm" svg:x="3.134cm" svg:y="3.302cm">
          <draw:text-box>
            <text:p text:style-name="P7"><text:span text:style-name="T1">Personal Laptop</text:span></text:p>
          </draw:text-box>
        </draw:frame>
        <draw:custom-shape draw:name="Rectangle 4" draw:style-name="gr21" draw:text-style-name="P10" draw:layer="layout" svg:width="4.572cm" svg:height="2.54cm" svg:x="12.446cm" svg:y="7.62cm">
          <text:p text:style-name="P9"><text:span text:style-name="T1">Consumer </text:span></text:p>
          <text:p text:style-name="P9"><text:span text:style-name="T1">Group 1</text:span></text:p>
          <draw:enhanced-geometry svg:viewBox="0 0 21600 21600" draw:type="non-primitive" draw:enhanced-path="M 0 0 L 21600 0 21600 21600 0 21600 Z N"/>
        </draw:custom-shape>
        <draw:custom-shape draw:name="Rectangle 5" draw:style-name="gr22" draw:text-style-name="P10" draw:layer="layout" svg:width="4.572cm" svg:height="2.54cm" svg:x="12.446cm" svg:y="11.176cm">
          <text:p text:style-name="P9"><text:span text:style-name="T1">Consumer</text:span></text:p>
          <text:p text:style-name="P9"><text:span text:style-name="T1">Group 2</text:span></text:p>
          <draw:enhanced-geometry svg:viewBox="0 0 21600 21600" draw:type="non-primitive" draw:enhanced-path="M 0 0 L 21600 0 21600 21600 0 21600 Z N"/>
        </draw:custom-shape>
        <draw:custom-shape draw:name="Rectangle 6" draw:style-name="gr23" draw:text-style-name="P10" draw:layer="layout" svg:width="4.572cm" svg:height="2.54cm" svg:x="3.556cm" svg:y="5.08cm">
          <text:p text:style-name="P9"><text:span text:style-name="T1">Temperature</text:span></text:p>
          <text:p text:style-name="P9"><text:span text:style-name="T1">Downloader</text:span></text:p>
          <draw:enhanced-geometry svg:viewBox="0 0 21600 21600" draw:type="non-primitive" draw:enhanced-path="M 0 0 L 21600 0 21600 21600 0 21600 Z N"/>
        </draw:custom-shape>
        <draw:custom-shape draw:name="Rectangle 7" draw:style-name="gr24" draw:text-style-name="P10" draw:layer="layout" svg:width="4.572cm" svg:height="2.54cm" svg:x="3.556cm" svg:y="8.89cm">
          <text:p text:style-name="P9"><text:span text:style-name="T1">Temperature</text:span></text:p>
          <text:p text:style-name="P9"><text:span text:style-name="T1">Reformatter</text:span></text:p>
          <draw:enhanced-geometry svg:viewBox="0 0 21600 21600" draw:type="non-primitive" draw:enhanced-path="M 0 0 L 21600 0 21600 21600 0 21600 Z N"/>
        </draw:custom-shape>
        <draw:custom-shape draw:name="Rectangle 8" draw:style-name="gr25" draw:text-style-name="P10" draw:layer="layout" svg:width="4.572cm" svg:height="2.54cm" svg:x="3.556cm" svg:y="12.7cm">
          <text:p text:style-name="P9"><text:span text:style-name="T1">Temperature</text:span></text:p>
          <text:p text:style-name="P9"><text:span text:style-name="T1">Streamer</text:span></text:p>
          <draw:enhanced-geometry svg:viewBox="0 0 21600 21600" draw:type="non-primitive" draw:enhanced-path="M 0 0 L 21600 0 21600 21600 0 21600 Z N"/>
        </draw:custom-shape>
        <draw:custom-shape draw:name="Straight Connector 9" draw:style-name="gr26" draw:text-style-name="P6" draw:layer="layout" svg:width="0.001cm" svg:height="1.27cm" svg:x="5.842cm" svg:y="7.6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0" draw:style-name="gr27" draw:text-style-name="P6" draw:layer="layout" svg:width="0.001cm" svg:height="1.27cm" svg:x="5.842cm" svg:y="11.4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12" draw:style-name="gr28" draw:text-style-name="P10" draw:layer="layout" svg:width="4.572cm" svg:height="2.54cm" svg:x="20.828cm" svg:y="7.366cm">
          <text:p text:style-name="P9"><text:span text:style-name="T1">Spark Stream</text:span></text:p>
          <text:p text:style-name="P9"><text:span text:style-name="T1">Analytics</text:span></text:p>
          <draw:enhanced-geometry svg:viewBox="0 0 21600 21600" draw:type="non-primitive" draw:enhanced-path="M 0 0 L 21600 0 21600 21600 0 21600 Z N"/>
        </draw:custom-shape>
        <draw:custom-shape draw:name="Freeform: Shape 14" draw:style-name="gr29" draw:text-style-name="P10" draw:layer="layout" svg:width="4.887cm" svg:height="2.032cm" svg:x="16.002cm" svg:y="16.51cm">
          <text:p text:style-name="P9"><text:span text:style-name="T1">Delta Format</text:span></text:p>
          <draw:enhanced-geometry svg:viewBox="0 0 21600 21600" draw:path-stretchpoint-x="21600" draw:path-stretchpoint-y="21600" draw:text-areas="?f23 ?f25 ?f24 ?f26" draw:mirror-horizontal="false" draw:mirror-vertical="false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18" draw:style-name="gr30" draw:text-style-name="P10" draw:layer="layout" svg:width="4.572cm" svg:height="2.54cm" svg:x="20.955cm" svg:y="11.017cm">
          <text:p text:style-name="P9"><text:span text:style-name="T1">Stream </text:span></text:p>
          <text:p text:style-name="P9"><text:span text:style-name="T1">Download</text:span></text:p>
          <draw:enhanced-geometry svg:viewBox="0 0 21600 21600" draw:type="non-primitive" draw:enhanced-path="M 0 0 L 21600 0 21600 21600 0 21600 Z N"/>
        </draw:custom-shape>
        <draw:custom-shape draw:name="Freeform: Shape 20" draw:style-name="gr31" draw:text-style-name="P10" draw:layer="layout" svg:width="4.318cm" svg:height="2.032cm" svg:x="20.828cm" svg:y="2.54cm">
          <text:p text:style-name="P9"><text:span text:style-name="T1">Aggregate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21" draw:style-name="gr32" draw:text-style-name="P10" draw:layer="layout" svg:width="4.868cm" svg:height="2.032cm" svg:x="21.354cm" svg:y="16.51cm">
          <text:p text:style-name="P9"><text:span text:style-name="T1">Parquet Format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Arrow: Down 22" draw:style-name="gr33" draw:text-style-name="P11" draw:layer="layout" svg:width="0.928cm" svg:height="2.523cm" svg:x="22.606cm" svg:y="13.557cm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3" draw:style-name="gr33" draw:text-style-name="P11" draw:layer="layout" svg:width="0.928cm" svg:height="2.445cm" draw:transform="rotate (1.5707963267946) translate (17.018cm 12.91cm)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4" draw:style-name="gr33" draw:text-style-name="P11" draw:layer="layout" svg:width="0.928cm" svg:height="2.3cm" draw:transform="rotate (1.5707963267946) translate (17.018cm 9.017cm)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5" draw:style-name="gr33" draw:text-style-name="P11" draw:layer="layout" svg:width="0.928cm" svg:height="2.794cm" draw:transform="rotate (3.1415926535892) translate (23.534cm 7.366cm)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6" draw:style-name="gr33" draw:text-style-name="P11" draw:layer="layout" svg:width="0.963cm" svg:height="3.505cm" draw:transform="rotate (1.5707963267946) translate (8.179cm 14.215cm)">
          <text:p/>
          <draw:enhanced-geometry svg:viewBox="0 0 21600 21600" draw:text-areas="?f0 0 ?f2 ?f5" draw:glue-points="0 ?f1 21600 ?f1" draw:type="non-primitive" draw:modifiers="18632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Box 3" draw:style-name="gr72" draw:text-style-name="P8" draw:layer="layout" svg:width="7.051cm" svg:height="0.963cm" svg:x="10.763cm" svg:y="4.826cm">
          <draw:text-box>
            <text:p text:style-name="P7"><text:span text:style-name="T1">Event-Hub Namespace</text:span></text:p>
          </draw:text-box>
        </draw:frame>
        <draw:frame draw:name="TextBox 3" draw:style-name="gr72" draw:text-style-name="P13" draw:layer="layout" svg:width="5.459cm" svg:height="0.983cm" svg:x="11.792cm" svg:y="6.35cm">
          <draw:text-box>
            <text:p text:style-name="P12"><text:span text:style-name="T4">Event Hub Topic</text:span></text:p>
          </draw:text-box>
        </draw:frame>
        <draw:frame draw:name="TextBox 3" draw:style-name="gr73" draw:text-style-name="P8" draw:layer="layout" svg:width="8.636cm" svg:height="1.016cm" svg:x="17.018cm" svg:y="18.796cm">
          <draw:text-box>
            <text:p text:style-name="P7"><text:span text:style-name="T1">Azure Data Lake Storage</text:span></text:p>
          </draw:text-box>
        </draw:frame>
        <draw:frame draw:name="TextBox 3" draw:style-name="gr74" draw:text-style-name="P8" draw:layer="layout" svg:width="3.556cm" svg:height="1.675cm" svg:x="19.05cm" svg:y="5.387cm">
          <draw:text-box>
            <text:p text:style-name="P7"><text:span text:style-name="T1">Synapse</text:span></text:p>
            <text:p text:style-name="P7"><text:span text:style-name="T1"><text:s/></text:span><text:span text:style-name="T1">Analytics</text:span></text:p>
          </draw:text-box>
        </draw:frame>
        <presentation:notes draw:style-name="dp2">
          <draw:frame draw:name="Slide Number Placeholder 6" draw:style-name="gr17" draw:text-style-name="P15" draw:layer="layout" svg:width="9.369cm" svg:height="1.396cm" svg:x="12.22cm" svg:y="26.543cm">
            <draw:text-box>
              <text:p text:style-name="P14"><text:span text:style-name="T3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5" presentation:class="page"/>
          <draw:frame draw:name="Notes Placeholder 2"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custom-shape draw:name="Freeform: Shape 2" draw:style-name="gr19" draw:text-style-name="P6" draw:layer="layout" svg:width="7.874cm" svg:height="8.636cm" svg:x="19.304cm" svg:y="6.3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style-name="gr75" draw:text-style-name="P17" draw:layer="layout" svg:width="1.016cm" svg:height="2.794cm" svg:x="22.606cm" svg:y="4.5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ctangle 1" draw:style-name="gr18" draw:text-style-name="P6" draw:layer="layout" svg:width="11.938cm" svg:height="3.81cm" svg:x="15.24cm" svg:y="16.256cm">
          <text:p/>
          <draw:enhanced-geometry svg:viewBox="0 0 21600 21600" draw:type="non-primitive" draw:enhanced-path="M 0 0 L 21600 0 21600 21600 0 21600 Z N"/>
        </draw:custom-shape>
        <draw:custom-shape draw:name="Rectangle 1" draw:style-name="gr18" draw:text-style-name="P6" draw:layer="layout" svg:width="7.112cm" svg:height="11.43cm" svg:x="2.286cm" svg:y="4.318cm">
          <text:p/>
          <draw:enhanced-geometry svg:viewBox="0 0 21600 21600" draw:type="non-primitive" draw:enhanced-path="M 0 0 L 21600 0 21600 21600 0 21600 Z N"/>
        </draw:custom-shape>
        <draw:custom-shape draw:name="Freeform: Shape 2" draw:style-name="gr19" draw:text-style-name="P6" draw:layer="layout" svg:width="5.588cm" svg:height="8.636cm" svg:x="11.684cm" svg:y="6.09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3" draw:style-name="gr72" draw:text-style-name="P8" draw:layer="layout" svg:width="5.248cm" svg:height="0.963cm" svg:x="3.134cm" svg:y="3.302cm">
          <draw:text-box>
            <text:p text:style-name="P7"><text:span text:style-name="T1">Personal Laptop</text:span></text:p>
          </draw:text-box>
        </draw:frame>
        <draw:custom-shape draw:name="Rectangle 4" draw:style-name="gr21" draw:text-style-name="P10" draw:layer="layout" svg:width="4.572cm" svg:height="2.54cm" svg:x="12.246cm" svg:y="7.62cm">
          <text:p text:style-name="P9"><text:span text:style-name="T1">Consumer </text:span></text:p>
          <text:p text:style-name="P9"><text:span text:style-name="T1">Group 1</text:span></text:p>
          <draw:enhanced-geometry svg:viewBox="0 0 21600 21600" draw:type="non-primitive" draw:enhanced-path="M 0 0 L 21600 0 21600 21600 0 21600 Z N"/>
        </draw:custom-shape>
        <draw:custom-shape draw:name="Rectangle 6" draw:style-name="gr23" draw:text-style-name="P10" draw:layer="layout" svg:width="4.572cm" svg:height="2.54cm" svg:x="3.556cm" svg:y="5.08cm">
          <text:p text:style-name="P9"><text:span text:style-name="T1">Temperature</text:span></text:p>
          <text:p text:style-name="P9"><text:span text:style-name="T1">Downloader</text:span></text:p>
          <draw:enhanced-geometry svg:viewBox="0 0 21600 21600" draw:type="non-primitive" draw:enhanced-path="M 0 0 L 21600 0 21600 21600 0 21600 Z N"/>
        </draw:custom-shape>
        <draw:custom-shape draw:name="Rectangle 7" draw:style-name="gr24" draw:text-style-name="P10" draw:layer="layout" svg:width="4.572cm" svg:height="2.54cm" svg:x="3.556cm" svg:y="8.89cm">
          <text:p text:style-name="P9"><text:span text:style-name="T1">Temperature</text:span></text:p>
          <text:p text:style-name="P9"><text:span text:style-name="T1">Reformatter</text:span></text:p>
          <draw:enhanced-geometry svg:viewBox="0 0 21600 21600" draw:type="non-primitive" draw:enhanced-path="M 0 0 L 21600 0 21600 21600 0 21600 Z N"/>
        </draw:custom-shape>
        <draw:custom-shape draw:name="Rectangle 8" draw:style-name="gr25" draw:text-style-name="P10" draw:layer="layout" svg:width="4.572cm" svg:height="2.54cm" svg:x="3.556cm" svg:y="12.7cm">
          <text:p text:style-name="P9"><text:span text:style-name="T1">Temperature</text:span></text:p>
          <text:p text:style-name="P9"><text:span text:style-name="T1">Streamer</text:span></text:p>
          <draw:enhanced-geometry svg:viewBox="0 0 21600 21600" draw:type="non-primitive" draw:enhanced-path="M 0 0 L 21600 0 21600 21600 0 21600 Z N"/>
        </draw:custom-shape>
        <draw:custom-shape draw:name="Straight Connector 9" draw:style-name="gr26" draw:text-style-name="P6" draw:layer="layout" svg:width="0.001cm" svg:height="1.27cm" svg:x="5.842cm" svg:y="7.6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0" draw:style-name="gr27" draw:text-style-name="P6" draw:layer="layout" svg:width="0.001cm" svg:height="1.27cm" svg:x="5.842cm" svg:y="11.4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12" draw:style-name="gr28" draw:text-style-name="P10" draw:layer="layout" svg:width="6.096cm" svg:height="7.112cm" svg:x="20.066cm" svg:y="7.366cm">
          <text:p/>
          <draw:enhanced-geometry svg:viewBox="0 0 21600 21600" draw:type="non-primitive" draw:enhanced-path="M 0 0 L 21600 0 21600 21600 0 21600 Z N"/>
        </draw:custom-shape>
        <draw:custom-shape draw:name="Rectangle 18" draw:style-name="gr30" draw:text-style-name="P10" draw:layer="layout" svg:width="4.572cm" svg:height="1.627cm" svg:x="20.828cm" svg:y="8.787cm">
          <text:p text:style-name="P9"><text:span text:style-name="T1">Table_1</text:span></text:p>
          <draw:enhanced-geometry svg:viewBox="0 0 21600 21600" draw:type="non-primitive" draw:enhanced-path="M 0 0 L 21600 0 21600 21600 0 21600 Z N"/>
        </draw:custom-shape>
        <draw:custom-shape draw:name="Freeform: Shape 20" draw:style-name="gr31" draw:text-style-name="P10" draw:layer="layout" svg:width="4.318cm" svg:height="2.032cm" svg:x="21.082cm" svg:y="2.54cm">
          <text:p text:style-name="P9"><text:span text:style-name="T1">ADX</text:span></text:p>
          <text:p text:style-name="P9"><text:span text:style-name="T1">Querie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21" draw:style-name="gr32" draw:text-style-name="P10" draw:layer="layout" svg:width="4.868cm" svg:height="2.032cm" svg:x="20.532cm" svg:y="16.51cm">
          <text:p text:style-name="P9"><text:span text:style-name="T1">Parquet Format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Arrow: Down 24" draw:style-name="gr33" draw:text-style-name="P11" draw:layer="layout" svg:width="0.928cm" svg:height="4.01cm" draw:transform="rotate (1.5707963267946) translate (16.818cm 9.906cm)">
          <text:p/>
          <draw:enhanced-geometry svg:viewBox="0 0 21600 21600" draw:text-areas="?f0 0 ?f2 ?f5" draw:glue-points="0 ?f1 21600 ?f1" draw:type="non-primitive" draw:modifiers="15644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6" draw:style-name="gr33" draw:text-style-name="P11" draw:layer="layout" svg:width="0.963cm" svg:height="3.505cm" draw:transform="rotate (1.5707963267946) translate (8.179cm 14.215cm)">
          <text:p/>
          <draw:enhanced-geometry svg:viewBox="0 0 21600 21600" draw:text-areas="?f0 0 ?f2 ?f5" draw:glue-points="0 ?f1 21600 ?f1" draw:type="non-primitive" draw:modifiers="18632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Box 3" draw:style-name="gr72" draw:text-style-name="P8" draw:layer="layout" svg:width="7.051cm" svg:height="0.963cm" svg:x="10.763cm" svg:y="4.826cm">
          <draw:text-box>
            <text:p text:style-name="P7"><text:span text:style-name="T1">Event-Hub Namespace</text:span></text:p>
          </draw:text-box>
        </draw:frame>
        <draw:frame draw:name="TextBox 3" draw:style-name="gr72" draw:text-style-name="P13" draw:layer="layout" svg:width="5.459cm" svg:height="0.983cm" svg:x="11.792cm" svg:y="6.35cm">
          <draw:text-box>
            <text:p text:style-name="P12"><text:span text:style-name="T4">Event Hub Topic</text:span></text:p>
          </draw:text-box>
        </draw:frame>
        <draw:frame draw:name="TextBox 3" draw:style-name="gr73" draw:text-style-name="P8" draw:layer="layout" svg:width="8.636cm" svg:height="1.016cm" svg:x="17.018cm" svg:y="18.796cm">
          <draw:text-box>
            <text:p text:style-name="P7"><text:span text:style-name="T1">Azure Data Lake Storage</text:span></text:p>
          </draw:text-box>
        </draw:frame>
        <draw:frame draw:name="TextBox 3" draw:style-name="gr76" draw:text-style-name="P8" draw:layer="layout" svg:width="7.648cm" svg:height="1.675cm" svg:x="19.05cm" svg:y="5.387cm">
          <draw:text-box>
            <text:p text:style-name="P7"><text:span text:style-name="T1">Azure Data Explorer Pool</text:span></text:p>
          </draw:text-box>
        </draw:frame>
        <draw:frame draw:name="TextBox 3" draw:style-name="gr77" draw:text-style-name="P8" draw:layer="layout" svg:width="5.108cm" svg:height="1.167cm" svg:x="20.574cm" svg:y="7.62cm">
          <draw:text-box>
            <text:p text:style-name="P7"><text:span text:style-name="T1">ADX Database</text:span></text:p>
          </draw:text-box>
        </draw:frame>
        <draw:custom-shape draw:name="Rectangle 18" draw:style-name="gr30" draw:text-style-name="P10" draw:layer="layout" svg:width="4.572cm" svg:height="1.627cm" svg:x="20.982cm" svg:y="11.684cm">
          <text:p text:style-name="P9"><text:span text:style-name="T1">Table_2</text:span></text:p>
          <draw:enhanced-geometry svg:viewBox="0 0 21600 21600" draw:type="non-primitive" draw:enhanced-path="M 0 0 L 21600 0 21600 21600 0 21600 Z N"/>
        </draw:custom-shape>
        <draw:custom-shape draw:style-name="gr75" draw:text-style-name="P17" draw:layer="layout" svg:width="0.762cm" svg:height="2.945cm" svg:x="22.606cm" svg:y="13.3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Box 3" draw:style-name="gr78" draw:text-style-name="P8" draw:layer="layout" svg:width="9.426cm" svg:height="1.016cm" svg:x="18.26cm" svg:y="15.086cm">
          <draw:text-box>
            <text:p text:style-name="P7"><text:span text:style-name="T1">Continuous ingest from ADLS</text:span></text:p>
          </draw:text-box>
        </draw:frame>
        <draw:frame draw:name="TextBox 3" draw:style-name="gr79" draw:text-style-name="P8" draw:layer="layout" svg:width="3.216cm" svg:height="1.675cm" svg:x="9.398cm" svg:y="14.581cm">
          <draw:text-box>
            <text:p text:style-name="P7"><text:span text:style-name="T1">Producer</text:span></text:p>
            <text:p text:style-name="P7"><text:span text:style-name="T1">Stream</text:span></text:p>
          </draw:text-box>
        </draw:frame>
        <draw:frame draw:name="TextBox 3" draw:style-name="gr79" draw:text-style-name="P8" draw:layer="layout" svg:width="3.216cm" svg:height="1.675cm" svg:x="17.25cm" svg:y="9.809cm">
          <draw:text-box>
            <text:p text:style-name="P7"><text:span text:style-name="T1">Stream</text:span></text:p>
            <text:p text:style-name="P7"><text:span text:style-name="T1">Ingest</text:span></text:p>
          </draw:text-box>
        </draw:frame>
        <presentation:notes draw:style-name="dp2">
          <draw:frame draw:name="Slide Number Placeholder 6" draw:style-name="gr17" draw:text-style-name="P15" draw:layer="layout" svg:width="9.369cm" svg:height="1.396cm" svg:x="12.22cm" svg:y="26.543cm">
            <draw:text-box>
              <text:p text:style-name="P14"><text:span text:style-name="T3"><text:page-number>&lt;number&gt;</text:page-number></text:span></text:p>
            </draw:text-box>
          </draw:frame>
          <draw:page-thumbnail draw:name="Slide Image Placeholder 1" draw:layer="layout" svg:width="13.97cm" svg:height="10.477cm" svg:x="3.81cm" svg:y="2.121cm" draw:page-number="6" presentation:class="page"/>
          <draw:frame draw:name="Notes Placeholder 2"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1006" svg:viewBox="0 0 20 30" svg:d="M10 0l-10 30h20z"/>
    <draw:marker draw:name="a1014" svg:viewBox="0 0 20 30" svg:d="M10 0l-10 30h20z"/>
    <draw:marker draw:name="a1023" svg:viewBox="0 0 20 30" svg:d="M10 0l-10 30h20z"/>
    <draw:marker draw:name="a1052" svg:viewBox="0 0 20 30" svg:d="M10 0l-10 30h20z"/>
    <draw:marker draw:name="a1063" svg:viewBox="0 0 20 30" svg:d="M10 0l-10 30h20z"/>
    <draw:marker draw:name="a1079" svg:viewBox="0 0 20 30" svg:d="M10 0l-10 30h20z"/>
    <draw:marker draw:name="a1088" svg:viewBox="0 0 20 30" svg:d="M10 0l-10 30h20z"/>
    <draw:marker draw:name="a571" svg:viewBox="0 0 20 30" svg:d="M10 0l-10 30h20z"/>
    <draw:marker draw:name="a578" svg:viewBox="0 0 20 30" svg:d="M10 0l-10 30h20z"/>
    <draw:marker draw:name="a585" svg:viewBox="0 0 20 30" svg:d="M10 0l-10 30h20z"/>
    <draw:marker draw:name="a590" svg:viewBox="0 0 20 30" svg:d="M10 0l-10 30h20z"/>
    <draw:marker draw:name="a597" svg:viewBox="0 0 20 30" svg:d="M10 0l-10 30h20z"/>
    <draw:marker draw:name="a606" svg:viewBox="0 0 20 30" svg:d="M10 0l-10 30h20z"/>
    <draw:marker draw:name="a613" svg:viewBox="0 0 20 30" svg:d="M10 0l-10 30h20z"/>
    <draw:marker draw:name="a621" svg:viewBox="0 0 20 30" svg:d="M10 0l-10 30h20z"/>
    <draw:marker draw:name="a624" svg:viewBox="0 0 20 30" svg:d="M10 0l-10 30h20z"/>
    <draw:marker draw:name="a627" svg:viewBox="0 0 20 30" svg:d="M10 0l-10 30h20z"/>
    <draw:marker draw:name="a630" svg:viewBox="0 0 20 30" svg:d="M10 0l-10 30h20z"/>
    <draw:marker draw:name="a633" svg:viewBox="0 0 20 30" svg:d="M10 0l-10 30h20z"/>
    <draw:marker draw:name="a636" svg:viewBox="0 0 20 30" svg:d="M10 0l-10 30h20z"/>
    <draw:marker draw:name="a674" svg:viewBox="0 0 20 30" svg:d="M10 0l-10 30h20z"/>
    <draw:marker draw:name="a679" svg:viewBox="0 0 20 30" svg:d="M10 0l-10 30h20z"/>
    <draw:marker draw:name="a693" svg:viewBox="0 0 20 30" svg:d="M10 0l-10 30h20z"/>
    <draw:marker draw:name="a705" svg:viewBox="0 0 20 30" svg:d="M10 0l-10 30h20z"/>
    <draw:marker draw:name="a712" svg:viewBox="0 0 20 30" svg:d="M10 0l-10 30h20z"/>
    <draw:marker draw:name="a719" svg:viewBox="0 0 20 30" svg:d="M10 0l-10 30h20z"/>
    <draw:marker draw:name="a726" svg:viewBox="0 0 20 30" svg:d="M10 0l-10 30h20z"/>
    <draw:marker draw:name="a731" svg:viewBox="0 0 20 30" svg:d="M10 0l-10 30h20z"/>
    <draw:marker draw:name="a736" svg:viewBox="0 0 20 30" svg:d="M10 0l-10 30h20z"/>
    <draw:marker draw:name="a743" svg:viewBox="0 0 20 30" svg:d="M10 0l-10 30h20z"/>
    <draw:marker draw:name="a749" svg:viewBox="0 0 20 30" svg:d="M10 0l-10 30h20z"/>
    <draw:marker draw:name="a760" svg:viewBox="0 0 20 30" svg:d="M10 0l-10 30h20z"/>
    <draw:marker draw:name="a765" svg:viewBox="0 0 20 30" svg:d="M10 0l-10 30h20z"/>
    <draw:marker draw:name="a771" svg:viewBox="0 0 20 30" svg:d="M10 0l-10 30h20z"/>
    <draw:marker draw:name="a798" svg:viewBox="0 0 20 30" svg:d="M10 0l-10 30h20z"/>
    <draw:marker draw:name="a803" svg:viewBox="0 0 20 30" svg:d="M10 0l-10 30h20z"/>
    <draw:marker draw:name="a818" svg:viewBox="0 0 20 30" svg:d="M10 0l-10 30h20z"/>
    <draw:marker draw:name="a829" svg:viewBox="0 0 20 30" svg:d="M10 0l-10 30h20z"/>
    <draw:marker draw:name="a836" svg:viewBox="0 0 20 30" svg:d="M10 0l-10 30h20z"/>
    <draw:marker draw:name="a843" svg:viewBox="0 0 20 30" svg:d="M10 0l-10 30h20z"/>
    <draw:marker draw:name="a850" svg:viewBox="0 0 20 30" svg:d="M10 0l-10 30h20z"/>
    <draw:marker draw:name="a855" svg:viewBox="0 0 20 30" svg:d="M10 0l-10 30h20z"/>
    <draw:marker draw:name="a860" svg:viewBox="0 0 20 30" svg:d="M10 0l-10 30h20z"/>
    <draw:marker draw:name="a867" svg:viewBox="0 0 20 30" svg:d="M10 0l-10 30h20z"/>
    <draw:marker draw:name="a872" svg:viewBox="0 0 20 30" svg:d="M10 0l-10 30h20z"/>
    <draw:marker draw:name="a881" svg:viewBox="0 0 20 30" svg:d="M10 0l-10 30h20z"/>
    <draw:marker draw:name="a886" svg:viewBox="0 0 20 30" svg:d="M10 0l-10 30h20z"/>
    <draw:marker draw:name="a891" svg:viewBox="0 0 20 30" svg:d="M10 0l-10 30h20z"/>
    <draw:marker draw:name="a923" svg:viewBox="0 0 20 30" svg:d="M10 0l-10 30h20z"/>
    <draw:marker draw:name="a928" svg:viewBox="0 0 20 30" svg:d="M10 0l-10 30h20z"/>
    <draw:marker draw:name="a933" svg:viewBox="0 0 20 30" svg:d="M10 0l-10 30h20z"/>
    <draw:marker draw:name="a938" svg:viewBox="0 0 20 30" svg:d="M10 0l-10 30h20z"/>
    <draw:marker draw:name="a950" svg:viewBox="0 0 20 30" svg:d="M10 0l-10 30h20z"/>
    <draw:marker draw:name="a958" svg:viewBox="0 0 20 30" svg:d="M10 0l-10 30h20z"/>
    <draw:marker draw:name="a965" svg:viewBox="0 0 20 30" svg:d="M10 0l-10 30h20z"/>
    <draw:marker draw:name="a972" svg:viewBox="0 0 20 30" svg:d="M10 0l-10 30h20z"/>
    <draw:marker draw:name="a979" svg:viewBox="0 0 20 30" svg:d="M10 0l-10 30h20z"/>
    <draw:marker draw:name="a986" svg:viewBox="0 0 20 30" svg:d="M10 0l-10 30h20z"/>
    <draw:marker draw:name="a997" svg:viewBox="0 0 20 30" svg:d="M10 0l-10 30h20z"/>
    <draw:stroke-dash draw:name="a1005" draw:style="rect" draw:dots1="2" draw:distance="0cm"/>
    <draw:stroke-dash draw:name="a1013" draw:style="rect" draw:dots1="2" draw:distance="0cm"/>
    <draw:stroke-dash draw:name="a1022" draw:style="rect" draw:dots1="2" draw:distance="0cm"/>
    <draw:stroke-dash draw:name="a1051" draw:style="rect" draw:dots1="2" draw:distance="0cm"/>
    <draw:stroke-dash draw:name="a1062" draw:style="rect" draw:dots1="2" draw:distance="0cm"/>
    <draw:stroke-dash draw:name="a1078" draw:style="rect" draw:dots1="2" draw:distance="0cm"/>
    <draw:stroke-dash draw:name="a1087" draw:style="rect" draw:dots1="2" draw:distance="0cm"/>
    <draw:stroke-dash draw:name="a570" draw:style="rect" draw:dots1="2" draw:distance="0cm"/>
    <draw:stroke-dash draw:name="a577" draw:style="rect" draw:dots1="2" draw:distance="0cm"/>
    <draw:stroke-dash draw:name="a584" draw:style="rect" draw:dots1="2" draw:distance="0cm"/>
    <draw:stroke-dash draw:name="a589" draw:style="rect" draw:dots1="2" draw:distance="0cm"/>
    <draw:stroke-dash draw:name="a596" draw:style="rect" draw:dots1="2" draw:distance="0cm"/>
    <draw:stroke-dash draw:name="a605" draw:style="rect" draw:dots1="2" draw:distance="0cm"/>
    <draw:stroke-dash draw:name="a612" draw:style="rect" draw:dots1="2" draw:distance="0cm"/>
    <draw:stroke-dash draw:name="a620" draw:style="rect" draw:dots1="2" draw:distance="0cm"/>
    <draw:stroke-dash draw:name="a623" draw:style="rect" draw:dots1="2" draw:distance="0cm"/>
    <draw:stroke-dash draw:name="a626" draw:style="rect" draw:dots1="2" draw:distance="0cm"/>
    <draw:stroke-dash draw:name="a629" draw:style="rect" draw:dots1="2" draw:distance="0cm"/>
    <draw:stroke-dash draw:name="a632" draw:style="rect" draw:dots1="2" draw:distance="0cm"/>
    <draw:stroke-dash draw:name="a635" draw:style="rect" draw:dots1="2" draw:distance="0cm"/>
    <draw:stroke-dash draw:name="a673" draw:style="rect" draw:dots1="2" draw:distance="0cm"/>
    <draw:stroke-dash draw:name="a678" draw:style="rect" draw:dots1="2" draw:distance="0cm"/>
    <draw:stroke-dash draw:name="a692" draw:style="rect" draw:dots1="2" draw:distance="0cm"/>
    <draw:stroke-dash draw:name="a704" draw:style="rect" draw:dots1="2" draw:distance="0cm"/>
    <draw:stroke-dash draw:name="a711" draw:style="rect" draw:dots1="2" draw:distance="0cm"/>
    <draw:stroke-dash draw:name="a718" draw:style="rect" draw:dots1="2" draw:distance="0cm"/>
    <draw:stroke-dash draw:name="a725" draw:style="rect" draw:dots1="2" draw:distance="0cm"/>
    <draw:stroke-dash draw:name="a730" draw:style="rect" draw:dots1="2" draw:distance="0cm"/>
    <draw:stroke-dash draw:name="a735" draw:style="rect" draw:dots1="2" draw:distance="0cm"/>
    <draw:stroke-dash draw:name="a742" draw:style="rect" draw:dots1="2" draw:distance="0cm"/>
    <draw:stroke-dash draw:name="a748" draw:style="rect" draw:dots1="2" draw:distance="0cm"/>
    <draw:stroke-dash draw:name="a759" draw:style="rect" draw:dots1="2" draw:distance="0cm"/>
    <draw:stroke-dash draw:name="a764" draw:style="rect" draw:dots1="2" draw:distance="0cm"/>
    <draw:stroke-dash draw:name="a770" draw:style="rect" draw:dots1="2" draw:distance="0cm"/>
    <draw:stroke-dash draw:name="a797" draw:style="rect" draw:dots1="2" draw:distance="0cm"/>
    <draw:stroke-dash draw:name="a802" draw:style="rect" draw:dots1="2" draw:distance="0cm"/>
    <draw:stroke-dash draw:name="a817" draw:style="rect" draw:dots1="2" draw:distance="0cm"/>
    <draw:stroke-dash draw:name="a828" draw:style="rect" draw:dots1="2" draw:distance="0cm"/>
    <draw:stroke-dash draw:name="a835" draw:style="rect" draw:dots1="2" draw:distance="0cm"/>
    <draw:stroke-dash draw:name="a842" draw:style="rect" draw:dots1="2" draw:distance="0cm"/>
    <draw:stroke-dash draw:name="a849" draw:style="rect" draw:dots1="2" draw:distance="0cm"/>
    <draw:stroke-dash draw:name="a854" draw:style="rect" draw:dots1="2" draw:distance="0cm"/>
    <draw:stroke-dash draw:name="a859" draw:style="rect" draw:dots1="2" draw:distance="0cm"/>
    <draw:stroke-dash draw:name="a866" draw:style="rect" draw:dots1="2" draw:distance="0cm"/>
    <draw:stroke-dash draw:name="a871" draw:style="rect" draw:dots1="2" draw:distance="0cm"/>
    <draw:stroke-dash draw:name="a880" draw:style="rect" draw:dots1="2" draw:distance="0cm"/>
    <draw:stroke-dash draw:name="a885" draw:style="rect" draw:dots1="2" draw:distance="0cm"/>
    <draw:stroke-dash draw:name="a890" draw:style="rect" draw:dots1="2" draw:distance="0cm"/>
    <draw:stroke-dash draw:name="a922" draw:style="rect" draw:dots1="2" draw:distance="0cm"/>
    <draw:stroke-dash draw:name="a927" draw:style="rect" draw:dots1="2" draw:distance="0cm"/>
    <draw:stroke-dash draw:name="a932" draw:style="rect" draw:dots1="2" draw:distance="0cm"/>
    <draw:stroke-dash draw:name="a937" draw:style="rect" draw:dots1="2" draw:distance="0cm"/>
    <draw:stroke-dash draw:name="a949" draw:style="rect" draw:dots1="2" draw:distance="0cm"/>
    <draw:stroke-dash draw:name="a957" draw:style="rect" draw:dots1="2" draw:distance="0cm"/>
    <draw:stroke-dash draw:name="a964" draw:style="rect" draw:dots1="2" draw:distance="0cm"/>
    <draw:stroke-dash draw:name="a971" draw:style="rect" draw:dots1="2" draw:distance="0cm"/>
    <draw:stroke-dash draw:name="a978" draw:style="rect" draw:dots1="2" draw:distance="0cm"/>
    <draw:stroke-dash draw:name="a985" draw:style="rect" draw:dots1="2" draw:distance="0cm"/>
    <draw:stroke-dash draw:name="a996" draw:style="rect" draw:dots1="2" draw:distance="0cm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2$Win32 OpenOffice.org_project/4112m1$Build-9809</meta:generator>
    <dc:title>PowerPoint Presentation</dc:title>
    <meta:initial-creator>Venky J</meta:initial-creator>
    <dc:creator>Venky J</dc:creator>
    <meta:creation-date>2023-09-08T07:27:10Z</meta:creation-date>
    <dc:date>2023-09-21T07:27:08.71</dc:date>
    <meta:editing-cycles>17</meta:editing-cycles>
    <meta:editing-duration>PT2H21M16S</meta:editing-duration>
    <meta:document-statistic meta:object-count="309"/>
  </office:meta>
</office:document-meta>
</file>